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 text:start-value="9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Standard" style:family="paragraph"/>
    <style:style style:name="P3" style:parent-style-name="Standard" style:family="paragraph"/>
    <style:style style:name="P4" style:parent-style-name="Standard" style:family="paragraph"/>
    <style:style style:name="P5" style:parent-style-name="Standard" style:family="paragraph"/>
    <style:style style:name="P6" style:parent-style-name="Standard" style:family="paragraph"/>
    <style:style style:name="P7" style:parent-style-name="Standard" style:family="paragraph">
      <style:paragraph-properties fo:text-indent="0.4923in"/>
    </style:style>
    <style:style style:name="P8" style:parent-style-name="Standard" style:family="paragraph">
      <style:paragraph-properties fo:text-indent="0.4923in"/>
    </style:style>
    <style:style style:name="P9" style:parent-style-name="Standard" style:family="paragraph"/>
    <style:style style:name="T10" style:parent-style-name="DefaultParagraphFont" style:family="text">
      <style:text-properties fo:language="en" fo:country="US"/>
    </style:style>
    <style:style style:name="P11" style:parent-style-name="Standard" style:family="paragraph"/>
    <style:style style:name="P12" style:parent-style-name="Standard" style:family="paragraph">
      <style:paragraph-properties fo:margin-left="0.2576in" fo:text-indent="0.4923in">
        <style:tab-stops/>
      </style:paragraph-properties>
    </style:style>
  </office:automatic-styles>
  <office:body>
    <office:text text:use-soft-page-breaks="true">
      <text:h text:style-name="P1" text:outline-level="1">Verifica TPSIT – Socket</text:h>
      <text:p text:style-name="Standard"/>
      <text:p text:style-name="Standard"/>
      <text:list text:style-name="LFO1" text:continue-numbering="true">
        <text:list-item>
          <text:p text:style-name="P2">Che cos'è un socket? A cosa serve?</text:p>
        </text:list-item>
      </text:list>
      <text:p text:style-name="Standard"/>
      <text:p text:style-name="Standard"/>
      <text:list text:style-name="LFO1" text:continue-numbering="true">
        <text:list-item>
          <text:p text:style-name="P3">Quali sono le operazioni sulle quali si basa il concetto di socket? Descrivile.</text:p>
        </text:list-item>
      </text:list>
      <text:p text:style-name="Standard"/>
      <text:p text:style-name="Standard"/>
      <text:list text:style-name="LFO1" text:continue-numbering="true">
        <text:list-item>
          <text:p text:style-name="P4">Quali sono le 2<text:s/>principali famiglie di socket? Descrivile</text:p>
        </text:list-item>
      </text:list>
      <text:p text:style-name="Standard"/>
      <text:p text:style-name="Standard"/>
      <text:list text:style-name="LFO1" text:continue-numbering="true">
        <text:list-item>
          <text:p text:style-name="P5">Quali sono le 3 principali tipologie di socket ? Descrivile</text:p>
        </text:list-item>
      </text:list>
      <text:p text:style-name="Standard"/>
      <text:p text:style-name="Standard"/>
      <text:list text:style-name="LFO1" text:continue-numbering="true">
        <text:list-item>
          <text:p text:style-name="P6">L'utilizzo dei socket richiede l'insieme dei parametri necessari a realizzare la connessione, ovvero:</text:p>
        </text:list-item>
      </text:list>
      <text:p text:style-name="P7">a. gli indirizzi<text:s/><text:s text:c="51"/>c. il tipo del protocollo</text:p>
      <text:p text:style-name="P8">b. il protocollo e il numero di porta <text:s text:c="18"/>d. il tipo di sistema operativo</text:p>
      <text:p text:style-name="Standard"/>
      <text:p text:style-name="Standard"/>
      <text:list text:style-name="LFO1" text:continue-numbering="true">
        <text:list-item>
          <text:p text:style-name="P9">Con gli STREAM socket si realizza una connessione:</text:p>
        </text:list-item>
      </text:list>
      <text:p text:style-name="Standard"><text:s text:c="12"/>a. sequenziale <text:s text:c="11"/><text:s text:c="13"/>c. <text:s/>affidabile <text:s text:c="16"/>e. con stream di byte di lunghezza fissa</text:p>
      <text:p text:style-name="Standard"><text:s text:c="12"/><text:span text:style-name="T10">b. asimmetrica <text:s text:c="23"/>d. <text:s/>full duplex <text:s text:c="14"/>f. <text:s/></text:span>half duplex</text:p>
      <text:p text:style-name="Standard"/>
      <text:p text:style-name="Standard"/>
      <text:p text:style-name="Standard"><text:s text:c="8"/>8) Con i DATAGRAM socket si realizza una connessione</text:p>
      <text:p text:style-name="Standard"/>
      <text:p text:style-name="Standard"><text:s text:c="11"/><text:s text:c="2"/>a. <text:s/>molti a molti <text:s text:c="11"/>c. affidabile <text:s text:c="12"/>e. half duplex <text:s text:c="18"/>g. <text:s/>con<text:s/>stream di byte</text:p>
      <text:p text:style-name="Standard"><text:s text:c="13"/>b. uno a molti <text:s text:c="14"/>d. full duplex <text:s text:c="10"/>f. senza connessione <text:s text:c="15"/>di lunghezza fissa</text:p>
      <text:p text:style-name="Standard"/>
      <text:p text:style-name="Standard"/>
      <text:list text:style-name="LFO2" text:continue-numbering="true">
        <text:list-item>
          <text:list>
            <text:list-item>
              <text:p text:style-name="P11">a. Con i datagram<text:s/>socket viene garantito l'odine di arrivo dei pacchetti <text:s text:c="13"/>V <text:s text:c="8"/>F</text:p>
            </text:list-item>
          </text:list>
        </text:list-item>
      </text:list>
      <text:p text:style-name="P12">b. Il protocollo TCP è basato su stream socket <text:s text:c="52"/>V <text:s text:c="8"/>F</text:p>
      <text:p text:style-name="Standard"><text:s text:c="18"/>c. Gli stream e datagram socket sono usati a livello applicativo <text:s text:c="25"/>V <text:s text:c="8"/>F</text:p>
      <text:p text:style-name="Standard"><text:s text:c="18"/>d. La funzione bind collega un indirizzo di rete a un socket <text:s text:c="32"/>V <text:s text:c="7"/>F</text:p>
      <text:p text:style-name="Standard"><text:s text:c="18"/>e. Nei datagram socket decade il concetto di client e server<text:s/>perchè <text:s text:c="21"/>V <text:s text:c="7"/>F</text:p>
      <text:p text:style-name="Standard"><text:s text:c="22"/>utilizzano le stesse primitive e solo il loro ordine stabilisce quale</text:p>
      <text:p text:style-name="Standard"><text:s text:c="22"/>processo fa da server o da client</text:p>
      <text:p text:style-name="Standard"><text:s text:c="19"/>f. Il protocollo UDP è basato su stream socket <text:s text:c="3"/><text:s text:c="49"/>V <text:s text:c="8"/>F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 text:start-value="9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bora bizzocchi</meta:initial-creator>
    <dc:creator>Angelo Galanti</dc:creator>
    <meta:creation-date>2018-04-09T09:29:00Z</meta:creation-date>
    <dc:date>2018-04-13T13:42:00Z</dc:date>
    <meta:template xlink:href="Normal.dotm" xlink:type="simple"/>
    <meta:editing-cycles>7</meta:editing-cycles>
    <meta:editing-duration>PT2940S</meta:editing-duration>
    <meta:document-statistic meta:page-count="1" meta:paragraph-count="3" meta:word-count="295" meta:character-count="1979" meta:row-count="14" meta:non-whitespace-character-count="1687"/>
  </office:meta>
</office:document-meta>
</file>